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UNCAONOVAAVALIACAO1" table:style-name="ta1">
        <table:shapes>
          <draw:frame draw:z-index="0" draw:style-name="gr1" draw:text-style-name="P1" svg:width="15.999cm" svg:height="8.999cm" svg:x="1.667cm" svg:y="0.1cm">
            <draw:object draw:notify-on-update-of-ranges="FUNCAONOVAAVALIACAO1.B1:FUNCAONOVAAVALIACAO1.B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932cm" svg:y="0.286cm">
            <draw:object draw:notify-on-update-of-ranges="FUNCAONOVAAVALIACAO1.C1:FUNCAONOVAAVALIACAO1.C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330.400167" calcext:value-type="float">
            <text:p>330,400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273.272652" calcext:value-type="float">
            <text:p>273,2726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302.788391" calcext:value-type="float">
            <text:p>302,7883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276.410011" calcext:value-type="float">
            <text:p>276,4100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float" office:value="273.272715" calcext:value-type="float">
            <text:p>273,2727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273.27269" calcext:value-type="float">
            <text:p>273,27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273.274136" calcext:value-type="float">
            <text:p>273,2741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77.802211" calcext:value-type="float">
            <text:p>277,8022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73.43217" calcext:value-type="float">
            <text:p>273,432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73.298369" calcext:value-type="float">
            <text:p>273,2983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73.736298" calcext:value-type="float">
            <text:p>273,7362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4.604402" calcext:value-type="float">
            <text:p>274,6044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3.47687" calcext:value-type="float">
            <text:p>273,476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4.217711" calcext:value-type="float">
            <text:p>274,2177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3.645279" calcext:value-type="float">
            <text:p>273,645279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277.166679" calcext:value-type="float">
            <text:p>277,1666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73.917698" calcext:value-type="float">
            <text:p>273,9176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76.410841" calcext:value-type="float">
            <text:p>276,4108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75.33369" calcext:value-type="float">
            <text:p>275,333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73.284031" calcext:value-type="float">
            <text:p>273,2840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74.876293" calcext:value-type="float">
            <text:p>274,8762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3.500429" calcext:value-type="float">
            <text:p>273,5004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76.683911" calcext:value-type="float">
            <text:p>276,6839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76.450362" calcext:value-type="float">
            <text:p>276,4503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5.241519" calcext:value-type="float">
            <text:p>275,2415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76.423171" calcext:value-type="float">
            <text:p>276,42317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73.520567" calcext:value-type="float">
            <text:p>273,5205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3.525342" calcext:value-type="float">
            <text:p>273,5253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77.484894" calcext:value-type="float">
            <text:p>277,4848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274.45848" calcext:value-type="float">
            <text:p>274,458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76.4102" calcext:value-type="float">
            <text:p>276,410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73.545364" calcext:value-type="float">
            <text:p>273,5453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79.679108" calcext:value-type="float">
            <text:p>279,67910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75.31983" calcext:value-type="float">
            <text:p>275,319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73.637534" calcext:value-type="float">
            <text:p>273,6375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75.228331" calcext:value-type="float">
            <text:p>275,2283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73.670352" calcext:value-type="float">
            <text:p>273,6703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273.818236" calcext:value-type="float">
            <text:p>273,81823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76.430214" calcext:value-type="float">
            <text:p>276,4302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74.340547" calcext:value-type="float">
            <text:p>274,3405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76.755423" calcext:value-type="float">
            <text:p>276,75542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76.975161" calcext:value-type="float">
            <text:p>276,9751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278.032841" calcext:value-type="float">
            <text:p>278,0328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274.219911" calcext:value-type="float">
            <text:p>274,2199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76.409999" calcext:value-type="float">
            <text:p>276,4099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74.90012" calcext:value-type="float">
            <text:p>274,900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75.645504" calcext:value-type="float">
            <text:p>275,6455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73.733126" calcext:value-type="float">
            <text:p>273,7331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73.879152" calcext:value-type="float">
            <text:p>273,8791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75.633098" calcext:value-type="float">
            <text:p>275,6330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73.442554" calcext:value-type="float">
            <text:p>273,4425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77.215786" calcext:value-type="float">
            <text:p>277,21578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73.67029" calcext:value-type="float">
            <text:p>273,670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84.986773" calcext:value-type="float">
            <text:p>284,9867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276.416676" calcext:value-type="float">
            <text:p>276,41667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74.312497" calcext:value-type="float">
            <text:p>274,3124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74.323637" calcext:value-type="float">
            <text:p>274,3236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274.059069" calcext:value-type="float">
            <text:p>274,0590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275.496988" calcext:value-type="float">
            <text:p>275,4969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73.96545" calcext:value-type="float">
            <text:p>273,965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75.509027" calcext:value-type="float">
            <text:p>275,5090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76.449736" calcext:value-type="float">
            <text:p>276,4497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float" office:value="274.844104" calcext:value-type="float">
            <text:p>274,84410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273.4483" calcext:value-type="float">
            <text:p>273,44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273.891153" calcext:value-type="float">
            <text:p>273,8911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273.784646" calcext:value-type="float">
            <text:p>273,7846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74.675532" calcext:value-type="float">
            <text:p>274,6755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" calcext:value-type="float">
            <text:p>15</text:p>
          </table:table-cell>
          <table:table-cell office:value-type="float" office:value="274.716878" calcext:value-type="float">
            <text:p>274,71687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73.614815" calcext:value-type="float">
            <text:p>273,6148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73.524776" calcext:value-type="float">
            <text:p>273,5247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76.672253" calcext:value-type="float">
            <text:p>276,6722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276.959568" calcext:value-type="float">
            <text:p>276,95956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275.159355" calcext:value-type="float">
            <text:p>275,1593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277.057807" calcext:value-type="float">
            <text:p>277,05780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275.139599" calcext:value-type="float">
            <text:p>275,139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5:34:55.759920142</dc:date>
    <meta:editing-duration>PT2M28S</meta:editing-duration>
    <meta:editing-cycles>1</meta:editing-cycles>
    <meta:document-statistic meta:table-count="1" meta:cell-count="225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23cm" svg:y="0.316cm" chart:style-name="ch2">
          <text:p>FUNÇÃO NOVO TESTE 1 - AVALIAÇÕES</text:p>
        </chart:title>
        <chart:plot-area chart:style-name="ch3" table:cell-range-address="FUNCAONOVAAVALIACAO1.B1:FUNCAONOVAAVALIACAO1.B75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FUNCAONOVAAVALIACAO1.B1:FUNCAONOVAAVALIACAO1.B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0">
                <text:p>280</text:p>
                <draw:g>
                  <svg:desc>FUNCAONOVAAVALIACAO1.B1:FUNCAONOVAAVALIACAO1.B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86cm" svg:y="0.316cm" chart:style-name="ch2">
          <text:p>FUNÇÃO NOVO TESTE 1 - FITNESS</text:p>
        </chart:title>
        <chart:plot-area chart:style-name="ch3" table:cell-range-address="FUNCAONOVAAVALIACAO1.C1:FUNCAONOVAAVALIACAO1.C75" svg:x="1.331cm" svg:y="1.275cm" svg:width="14.349cm" svg:height="6.564cm">
          <chart:coordinate-region svg:x="2.138cm" svg:y="1.474cm" svg:width="13.542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276cm" chart:style-name="ch6">
              <text:p>FITNESS</text:p>
            </chart:title>
            <chart:grid chart:style-name="ch7" chart:class="major"/>
          </chart:axis>
          <chart:series chart:style-name="ch8" chart:values-cell-range-address="FUNCAONOVAAVALIACAO1.C1:FUNCAONOVAAVALIACAO1.C75" chart:class="chart:line"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0.400167">
                <text:p>330.400167</text:p>
                <draw:g>
                  <svg:desc>FUNCAONOVAAVALIACAO1.C1:FUNCAONOVAAVALIACAO1.C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3.272652">
                <text:p>273.272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.788391">
                <text:p>302.7883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6.410011">
                <text:p>276.410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3.272715">
                <text:p>273.272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27269">
                <text:p>273.272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3.274136">
                <text:p>273.274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7.802211">
                <text:p>277.802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3.43217">
                <text:p>273.43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3.298369">
                <text:p>273.2983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3.736298">
                <text:p>273.736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.604402">
                <text:p>274.604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3.47687">
                <text:p>273.47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.217711">
                <text:p>274.217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3.645279">
                <text:p>273.6452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7.166679">
                <text:p>277.166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73.917698">
                <text:p>273.9176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6.410841">
                <text:p>276.410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5.33369">
                <text:p>275.333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3.284031">
                <text:p>273.284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4.876293">
                <text:p>274.8762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3.500429">
                <text:p>273.500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6.683911">
                <text:p>276.6839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6.450362">
                <text:p>276.4503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5.241519">
                <text:p>275.2415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6.423171">
                <text:p>276.4231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3.520567">
                <text:p>273.5205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3.525342">
                <text:p>273.5253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7.484894">
                <text:p>277.484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4.45848">
                <text:p>274.458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6.4102">
                <text:p>276.41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3.545364">
                <text:p>273.5453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.679108">
                <text:p>279.679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5.31983">
                <text:p>275.319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3.637534">
                <text:p>273.6375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5.228331">
                <text:p>275.228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.670352">
                <text:p>273.6703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3.818236">
                <text:p>273.8182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6.430214">
                <text:p>276.4302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4.340547">
                <text:p>274.3405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6.755423">
                <text:p>276.7554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6.975161">
                <text:p>276.975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8.032841">
                <text:p>278.0328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4.219911">
                <text:p>274.219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6.409999">
                <text:p>276.40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4.90012">
                <text:p>274.90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5.645504">
                <text:p>275.645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3.733126">
                <text:p>273.733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3.879152">
                <text:p>273.879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5.633098">
                <text:p>275.6330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3.442554">
                <text:p>273.4425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7.215786">
                <text:p>277.2157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3.67029">
                <text:p>273.670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4.986773">
                <text:p>284.986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.416676">
                <text:p>276.4166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4.312497">
                <text:p>274.3124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74.323637">
                <text:p>274.3236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74.059069">
                <text:p>274.0590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5.496988">
                <text:p>275.4969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3.96545">
                <text:p>273.965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5.509027">
                <text:p>275.5090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6.449736">
                <text:p>276.4497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4.844104">
                <text:p>274.8441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73.4483">
                <text:p>273.44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3.891153">
                <text:p>273.8911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3.784646">
                <text:p>273.7846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4.675532">
                <text:p>274.6755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4.716878">
                <text:p>274.7168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73.614815">
                <text:p>273.6148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3.524776">
                <text:p>273.5247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6.672253">
                <text:p>276.672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6.959568">
                <text:p>276.9595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5.159355">
                <text:p>275.159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7.057807">
                <text:p>277.0578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5.139599">
                <text:p>275.1395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